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Ultra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marker-start-width="0.275cm" draw:marker-end-width="0.275cm" draw:fill="solid" draw:fill-color="#c0c0c0" draw:textarea-vertical-align="middle" draw:auto-grow-height="false" fo:min-height="0.749cm" fo:min-width="0.499cm" fo:padding-top="0.15cm" fo:padding-bottom="0.15cm" fo:padding-left="0.275cm" fo:padding-right="0.275cm"/>
    </style:style>
    <style:style style:name="gr7" style:family="graphic" style:parent-style-name="objectwithoutfill">
      <style:graphic-properties draw:stroke="dash" draw:stroke-dash="Ultrafine_20_Dashed" svg:stroke-width="0.05cm" draw:marker-start-width="0.275cm" draw:marker-end="Arrow" draw:marker-end-width="0.27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000000" draw:marker-start-width="0.275cm" draw:marker-end-width="0.275cm" draw:fill="solid" draw:fill-color="#c0c0c0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size="11pt" style:font-size-asian="11pt" style:font-size-complex="11pt"/>
    </style:style>
    <style:style style:name="P2" style:family="paragraph">
      <style:paragraph-properties fo:text-align="center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4cm" svg:height="1.8cm" svg:x="2.75cm" svg:y="4.147cm">
          <text:p text:style-name="P2"><text:span text:style-name="T1"/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1.882cm" svg:height="0.683cm" svg:x="2.509cm" svg:y="6.317cm">
          <draw:text-box>
            <text:p text:style-name="P2"><text:span text:style-name="T1">mars.txt</text:span></text:p>
          </draw:text-box>
        </draw:frame>
        <draw:custom-shape draw:style-name="gr3" draw:text-style-name="P1" draw:layer="layout" svg:width="3.7cm" svg:height="1.2cm" svg:x="1.6cm" svg:y="2.3cm">
          <text:p text:style-name="P2"><text:span text:style-name="T1">/home/vlad/plan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7cm" svg:height="1.2cm" svg:x="12.45cm" svg:y="2.3cm">
          <text:p text:style-name="P2"><text:span text:style-name="T1">/somewhere/plan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2" draw:layer="layout" svg:x1="11.5cm" svg:y1="1.3cm" svg:x2="11.5cm" svg:y2="10.5cm">
          <text:p/>
        </draw:line>
        <draw:line draw:style-name="gr4" draw:text-style-name="P2" draw:layer="layout" svg:x1="1.1cm" svg:y1="1.8cm" svg:x2="16.9cm" svg:y2="1.8cm">
          <text:p/>
        </draw:line>
        <draw:frame draw:style-name="gr2" draw:text-style-name="P1" draw:layer="layout" svg:width="1.298cm" svg:height="0.683cm" svg:x="5.701cm" svg:y="1.018cm">
          <draw:text-box>
            <text:p text:style-name="P2"><text:span text:style-name="T1">local</text:span></text:p>
          </draw:text-box>
        </draw:frame>
        <draw:frame draw:style-name="gr2" draw:text-style-name="P1" draw:layer="layout" svg:width="2.098cm" svg:height="0.683cm" svg:x="13.446cm" svg:y="1.019cm">
          <draw:text-box>
            <text:p text:style-name="P2"><text:span text:style-name="T1">Bitbucket</text:span></text:p>
          </draw:text-box>
        </draw:frame>
        <draw:custom-shape draw:style-name="gr1" draw:text-style-name="P1" draw:layer="layout" svg:width="1.4cm" svg:height="1.8cm" svg:x="13.75cm" svg:y="4.14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1.882cm" svg:height="0.683cm" svg:x="13.509cm" svg:y="6.318cm">
          <draw:text-box>
            <text:p text:style-name="P2"><text:span text:style-name="T1">mars.txt</text:span></text:p>
          </draw:text-box>
        </draw:frame>
        <draw:custom-shape draw:style-name="gr1" draw:text-style-name="P1" draw:layer="layout" svg:width="1.4cm" svg:height="1.8cm" svg:x="7.85cm" svg:y="4.1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1.882cm" svg:height="0.683cm" svg:x="7.609cm" svg:y="6.317cm">
          <draw:text-box>
            <text:p text:style-name="P2"><text:span text:style-name="T1">mars.txt</text:span></text:p>
          </draw:text-box>
        </draw:frame>
        <draw:custom-shape draw:style-name="gr3" draw:text-style-name="P1" draw:layer="layout" svg:width="3.7cm" svg:height="1.2cm" svg:x="6.7cm" svg:y="2.3cm">
          <text:p text:style-name="P2"><text:span text:style-name="T1">/tmp/plan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4cm" svg:height="1.8cm" svg:x="7.85cm" svg:y="7.44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1.861cm" svg:height="0.683cm" svg:x="7.609cm" svg:y="9.618cm">
          <draw:text-box>
            <text:p text:style-name="P2"><text:span text:style-name="T1">pluto.txt</text:span></text:p>
          </draw:text-box>
        </draw:frame>
        <draw:line draw:style-name="gr5" draw:text-style-name="P2" draw:layer="layout" svg:x1="8.1cm" svg:y1="7.898cm" svg:x2="9cm" svg:y2="7.898cm">
          <text:p/>
        </draw:line>
        <draw:line draw:style-name="gr5" draw:text-style-name="P2" draw:layer="layout" svg:x1="8.1cm" svg:y1="8.198cm" svg:x2="9cm" svg:y2="8.198cm">
          <text:p/>
        </draw:line>
        <draw:line draw:style-name="gr5" draw:text-style-name="P2" draw:layer="layout" svg:x1="8.1cm" svg:y1="8.498cm" svg:x2="9cm" svg:y2="8.498cm">
          <text:p/>
        </draw:line>
        <draw:custom-shape draw:style-name="gr1" draw:text-style-name="P1" draw:layer="layout" svg:width="1.4cm" svg:height="1.8cm" svg:x="13.751cm" svg:y="7.44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1.861cm" svg:height="0.683cm" svg:x="13.51cm" svg:y="9.619cm">
          <draw:text-box>
            <text:p text:style-name="P2"><text:span text:style-name="T1">pluto.txt</text:span></text:p>
          </draw:text-box>
        </draw:frame>
        <draw:line draw:style-name="gr5" draw:text-style-name="P2" draw:layer="layout" svg:x1="14.001cm" svg:y1="7.899cm" svg:x2="14.901cm" svg:y2="7.899cm">
          <text:p/>
        </draw:line>
        <draw:line draw:style-name="gr5" draw:text-style-name="P2" draw:layer="layout" svg:x1="14.001cm" svg:y1="8.199cm" svg:x2="14.901cm" svg:y2="8.199cm">
          <text:p/>
        </draw:line>
        <draw:line draw:style-name="gr5" draw:text-style-name="P2" draw:layer="layout" svg:x1="14.001cm" svg:y1="8.499cm" svg:x2="14.901cm" svg:y2="8.499cm">
          <text:p/>
        </draw:line>
        <draw:custom-shape draw:style-name="gr6" draw:text-style-name="P2" draw:layer="layout" svg:width="0.9cm" svg:height="0.9cm" svg:x="3cm" svg:y="4.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6" draw:text-style-name="P2" draw:layer="layout" svg:width="0.9cm" svg:height="0.9cm" svg:x="14cm" svg:y="4.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path draw:style-name="gr7" draw:text-style-name="P2" draw:layer="layout" svg:width="3.9cm" svg:height="0.444cm" svg:x="9.5cm" svg:y="4.4cm" svg:viewBox="0 0 3901 445" svg:d="M3901 445c-1951-1001-3901 0-3901 0">
          <text:p/>
        </draw:path>
        <draw:custom-shape draw:style-name="gr8" draw:text-style-name="P2" draw:layer="layout" svg:width="0.9cm" svg:height="0.9cm" svg:x="8.1cm" svg:y="4.5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3T10:17:15</meta:creation-date>
    <dc:date>2014-05-20T15:39:47.706597000</dc:date>
    <meta:editing-duration>PT32M19S</meta:editing-duration>
    <meta:editing-cycles>11</meta:editing-cycles>
    <meta:generator>LibreOffice/4.2.4.2$MacOSX_X86_64 LibreOffice_project/63150712c6d317d27ce2db16eb94c2f3d7b699f8</meta:generator>
    <meta:document-statistic meta:object-count="27"/>
  </office:meta>
</office:document-meta>
</file>